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44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1.4327in"/>
    </style:style>
    <style:style style:name="co4" style:family="table-column">
      <style:table-column-properties fo:break-before="auto" style:column-width="4.7736in"/>
    </style:style>
    <style:style style:name="co5" style:family="table-column">
      <style:table-column-properties fo:break-before="auto" style:column-width="12.3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82in" fo:break-before="auto" style:use-optimal-row-height="false"/>
    </style:style>
    <style:style style:name="ro6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b2b2b2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22">
      <style:table-cell-properties fo:background-color="#b2b2b2" style:text-align-source="fix" style:repeat-content="false"/>
      <style:paragraph-properties fo:text-align="center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9"/>
        <table:table-column table:style-name="co3" table:default-cell-style-name="ce12"/>
        <table:table-column table:style-name="co4" table:default-cell-style-name="ce15"/>
        <table:table-column table:style-name="co5" table:default-cell-style-name="ce19"/>
        <table:table-column table:style-name="co6" table:number-columns-repeated="1019" table:default-cell-style-name="ce6"/>
        <table:table-row table:style-name="ro1">
          <table:table-cell table:style-name="ce4" office:value-type="string" calcext:value-type="string">
            <text:p>Name</text:p>
          </table:table-cell>
          <table:table-cell table:style-name="ce8" office:value-type="string" calcext:value-type="string">
            <text:p>Quantity</text:p>
          </table:table-cell>
          <table:table-cell table:style-name="ce11" office:value-type="string" calcext:value-type="string">
            <text:p>Price (2024)</text:p>
          </table:table-cell>
          <table:table-cell table:style-name="ce14" office:value-type="string" calcext:value-type="string">
            <text:p>Description</text:p>
          </table:table-cell>
          <table:table-cell table:style-name="ce18" office:value-type="string" calcext:value-type="string">
            <text:p>Link</text:p>
          </table:table-cell>
          <table:table-cell table:style-name="ce4" table:number-columns-repeated="1019"/>
        </table:table-row>
        <table:table-row table:style-name="ro2">
          <table:table-cell table:style-name="ce5" office:value-type="string" calcext:value-type="string">
            <text:p>Jackery 500W power statio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59.99" calcext:value-type="currency">
            <text:p>659.99 €</text:p>
          </table:table-cell>
          <table:table-cell office:value-type="string" calcext:value-type="string">
            <text:p>Rechargeable battery to power system.</text:p>
          </table:table-cell>
          <table:table-cell office:value-type="string" calcext:value-type="string">
            <text:p>https://de.jackery.com/products/explorer-500w-portable-power-station?variant=39885024297157&amp;dm_cam=17323563725&amp;dm_grp=&amp;dm_ad=&amp;dm_kw=&amp;dm_net=adwords&amp;gad_source=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Mikrotik netPower 15FR network switc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1.9" calcext:value-type="currency">
            <text:p>151.90 €</text:p>
          </table:table-cell>
          <table:table-cell office:value-type="string" calcext:value-type="string">
            <text:p>Network switch for linking RPI CM4</text:p>
          </table:table-cell>
          <table:table-cell office:value-type="string" calcext:value-type="string">
            <text:p>https://www.mikrotik-store.eu/en/mikrotik-crs318-1fi-15fr-2s-out-netpower-15fr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Mikrotik 24V powersuppl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7.6" calcext:value-type="currency">
            <text:p>17.60 €</text:p>
          </table:table-cell>
          <table:table-cell office:value-type="string" calcext:value-type="string">
            <text:p>Power supply for network switch</text:p>
          </table:table-cell>
          <table:table-cell office:value-type="string" calcext:value-type="string">
            <text:p>https://www.mikrotik-store.eu/en/24V-High-Power-Power-Supply-Power-Plug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15 pin RaspberryPi camera cable (2m length)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1.9" calcext:value-type="currency">
            <text:p>1.90 €</text:p>
          </table:table-cell>
          <table:table-cell office:value-type="string" calcext:value-type="string">
            <text:p>Camera cables</text:p>
          </table:table-cell>
          <table:table-cell office:value-type="string" calcext:value-type="string">
            <text:p>https://botland.store/raspberry-pi-camera-accessories/3952-raspberry-pi-tape-camera-200cm-15-wires-1mm-5904422373825.html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RPI Camera cable adapter 15-15 pin</text:p>
            <text:p/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4.25" calcext:value-type="currency">
            <text:p>4.25 €</text:p>
          </table:table-cell>
          <table:table-cell office:value-type="string" calcext:value-type="string">
            <text:p><text:span text:style-name="T1">Adapter from 15 pin (standard CSI) to 15 pin (standard CSI</text:span>) camera cables used to extend camera cables.</text:p>
          </table:table-cell>
          <table:table-cell office:value-type="string" calcext:value-type="string">
            <text:p><text:a xlink:href="https://www.reichelt.de/raspberry-pi-kamerakabelverbinder-15-pin-zu-15-pin-rpi-cam-15-15-p319044.html?&amp;trstct=vrt_pdn&amp;nbc=1" xlink:type="simple">https://www.reichelt.de/raspberry-pi-kamerakabelverbinder-15-pin-zu-15-pin-rpi-cam-15-15-p319044.html?&amp;trstct=vrt_pdn&amp;nbc=1</text:a>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Flexcable for standard camera module, 15cm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2.55" calcext:value-type="currency">
            <text:p>2.55 €</text:p>
          </table:table-cell>
          <table:table-cell office:value-type="string" calcext:value-type="string">
            <text:p>Camera cable that can connect to the 22 pin (Mini CSI) camera port on RPI CM4, and converts to 15 pin (standard CSI)</text:p>
          </table:table-cell>
          <table:table-cell office:value-type="string" calcext:value-type="string">
            <text:p>https://www.reichelt.de/raspberry-pi-zero-flexkabel-fuer-standard-kameramodul-15cm-rpiz-cam-fl15-p223615.html?&amp;trstct=vrt_pdn&amp;nbc=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CM4 IO boards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45.8" calcext:value-type="currency">
            <text:p>45.80 €</text:p>
          </table:table-cell>
          <table:table-cell office:value-type="string" calcext:value-type="string">
            <text:p>Input/Output board for RPI CM4</text:p>
          </table:table-cell>
          <table:table-cell office:value-type="string" calcext:value-type="string">
            <text:p>https://www.reichelt.de/raspberry-pi-compute-modul-4-io-board-rpi-cm4-io-board-p290556.html?search=CM4+io+board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RPI CM4 8GBLITE Raspberry Pi Compute Modul 4, 8GB RAM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83.99" calcext:value-type="currency">
            <text:p>83.99 €</text:p>
          </table:table-cell>
          <table:table-cell office:value-type="string" calcext:value-type="string">
            <text:p>A powerful micro-computer. Many variants available, but suggested to buy one with at least 8 GB ram. Lite version allows you to use an SD card as the hard drive. 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24 W, 12 V, 2 DC power supply for CM4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11.7" calcext:value-type="currency">
            <text:p>11.70 €</text:p>
          </table:table-cell>
          <table:table-cell office:value-type="string" calcext:value-type="string">
            <text:p>12v plug with barrel jack for powering CM4/IO board.</text:p>
          </table:table-cell>
          <table:table-cell office:value-type="string" calcext:value-type="string">
            <text:p>https://www.reichelt.de/steckernetzteil-24-w-12-v-2-a-ea1019hhes1201-p293281.html?PROVID=2788&amp;gad_source=1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Timebeat RPI CM4 multi-constellation GPS / GNSS module (UBLOX MAX-M10S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8.95" calcext:value-type="currency">
            <text:p>78.95 €</text:p>
          </table:table-cell>
          <table:table-cell office:value-type="string" calcext:value-type="string">
            <text:p>Used to acquire GPS signal for the leader time, accompanying software handles PTP synchronization</text:p>
          </table:table-cell>
          <table:table-cell office:value-type="string" calcext:value-type="string">
            <text:p>https://store.timebeat.app/products/gnss-raspberry-pi-cm4-module?variant=41934772732075</text:p>
          </table:table-cell>
          <table:table-cell table:number-columns-repeated="1019"/>
        </table:table-row>
        <table:table-row table:style-name="ro5">
          <table:table-cell table:style-name="ce5" office:value-type="string" calcext:value-type="string">
            <text:p>GPS Antenn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2.95" calcext:value-type="currency">
            <text:p>22.95 €</text:p>
          </table:table-cell>
          <table:table-cell office:value-type="string" calcext:value-type="string">
            <text:p>Used with timebeat module to acquire GPS signal for the leader time.</text:p>
          </table:table-cell>
          <table:table-cell office:value-type="string" calcext:value-type="string">
            <text:p>https://store.timebeat.app/products/gps-antenna?pr_prod_strat=pinned&amp;pr_rec_id=945d3d2c4&amp;pr_rec_pid=7645971382443&amp;pr_ref_pid=7374750351531&amp;pr_seq=uniform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xternal SSD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1.9" calcext:value-type="currency">
            <text:p>131.90 €</text:p>
          </table:table-cell>
          <table:table-cell office:value-type="string" calcext:value-type="string">
            <text:p>Required to store video files if operating system remotely.</text:p>
          </table:table-cell>
          <table:table-cell office:value-type="string" calcext:value-type="string">
            <text:p>https://www.reichelt.de/sandisk-portable-ssd-2-tb-sdssde30-2t00g26-p360654.html?&amp;trstct=pol_6&amp;nbc=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aspberry Pi Camera, 12MP, 76°, v3 (Standard)</text:p>
          </table:table-cell>
          <table:table-cell office:value-type="float" office:value="5" calcext:value-type="float">
            <text:p>5</text:p>
          </table:table-cell>
          <table:table-cell office:value-type="currency" office:currency="EUR" office:value="29.15" calcext:value-type="currency">
            <text:p>29.15 €</text:p>
          </table:table-cell>
          <table:table-cell office:value-type="string" calcext:value-type="string">
            <text:p>V3 RPI camera. Its autofocus is suitable for cameras placed on their side, but not suitable for overhead cameras.</text:p>
          </table:table-cell>
          <table:table-cell office:value-type="string" calcext:value-type="string">
            <text:p>https://www.reichelt.de/raspberry-pi-kamera-12mp-76-v3-rasp-cam-3-p33925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spberry Pi Camera, 8MP, 67°, v2 (Standard)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8.95" calcext:value-type="currency">
            <text:p>18.95 €</text:p>
          </table:table-cell>
          <table:table-cell office:value-type="string" calcext:value-type="string">
            <text:p>V2 RPI camera. Its manual focus is suitable for overhead cameras</text:p>
          </table:table-cell>
          <table:table-cell office:value-type="string" calcext:value-type="string">
            <text:p>https://www.reichelt.de/raspberry-pi-kamera-8mp-67-v2-rasp-cam-2-p170853.html?&amp;trstct=pol_5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urobox-System Box 60 cm x 40 cm x 12 cm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.79" calcext:value-type="currency">
            <text:p>10.79 €</text:p>
          </table:table-cell>
          <table:table-cell office:value-type="string" calcext:value-type="string">
            <text:p>Used for housing electronics</text:p>
          </table:table-cell>
          <table:table-cell office:value-type="string" calcext:value-type="string">
            <text:p>https://www.obi.de/p/2230423/eurobox-system-box-vollwand-60-cm-x-40-cm-x-12-cm-grau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Jumper cables (60mm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49" calcext:value-type="currency">
            <text:p>6.49 €</text:p>
          </table:table-cell>
          <table:table-cell office:value-type="string" calcext:value-type="string">
            <text:p>Used for connecting GPIO from CM4 for trigger signals</text:p>
          </table:table-cell>
          <table:table-cell office:value-type="string" calcext:value-type="string">
            <text:p><text:a xlink:href="https://www.conrad.de/de/p/renkforce-jkmf406-jumper-kabel-arduino-banana-pi-raspberry-pi-40x-drahtbruecken-stecker-40x-drahtbruecken-buchse-60-2299841.html?refresh=true" xlink:type="simple">https://www.conrad.de/de/p/renkforce-jkmf406-jumper-kabel-arduino-banana-pi-raspberry-pi-40x-drahtbruecken-stecker-40x-drahtbruecken-buchse-60-2299841.html?refresh=true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readboard (small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99" calcext:value-type="currency">
            <text:p>3.99 €</text:p>
          </table:table-cell>
          <table:table-cell table:style-name="ce16" office:value-type="string" calcext:value-type="string">
            <text:p>Used for connecting GPIO from CM4 for trigger signals</text:p>
          </table:table-cell>
          <table:table-cell office:value-type="string" calcext:value-type="string">
            <text:p>https://www.reichelt.de/experimentier-slide-steckboard-300-100-kontakte-steckboard-s4-p177331.html?&amp;trstct=pos_6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 plastic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9.99" calcext:value-type="currency">
            <text:p>29.99 €</text:p>
          </table:table-cell>
          <table:table-cell table:style-name="ce16" office:value-type="string" calcext:value-type="string">
            <text:p>Used for 3D printing camera mounts</text:p>
          </table:table-cell>
          <table:table-cell office:value-type="string" calcext:value-type="string">
            <text:p>https://eu.store.bambulab.com/products/pla-basic-fila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VC plat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9.49" calcext:value-type="currency">
            <text:p>9.49 €</text:p>
          </table:table-cell>
          <table:table-cell table:style-name="ce16" office:value-type="string" calcext:value-type="string">
            <text:p>Used to mount RPI CM4 IO boards</text:p>
          </table:table-cell>
          <table:table-cell office:value-type="string" calcext:value-type="string">
            <text:p>https://www.obi.de/p/6069850/kunststoffplatte-guttagliss-hobbycolor-weiss-50-cm-x-50-c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xtension cord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6.99" calcext:value-type="currency">
            <text:p>6.99 €</text:p>
          </table:table-cell>
          <table:table-cell table:style-name="ce16" office:value-type="string" calcext:value-type="string">
            <text:p>Used for connecting RPI CM4 to power</text:p>
          </table:table-cell>
          <table:table-cell office:value-type="string" calcext:value-type="string">
            <text:p>https://www.reichelt.de/steckdosenleiste-6-fach-1-5-m-weiss-6-fach-dose-ws-p2650.html?&amp;nbc=1&amp;trstct=lsbght_sldr::349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thernet patch cables (1m)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16" office:value-type="string" calcext:value-type="string">
            <text:p>Used for networking RPI CM4</text:p>
          </table:table-cell>
          <table:table-cell office:value-type="string" calcext:value-type="string">
            <text:p><text:a xlink:href="https://www.reichelt.de/cat-6-u-utp-patchkabel-cca-1-m-grau-efb-k8104gr-1-p276436.html?&amp;trstct=pos_7&amp;nbc=1" xlink:type="simple">https://www.reichelt.de/cat-6-u-utp-patchkabel-cca-1-m-grau-efb-k8104gr-1-p276436.html?&amp;trstct=pos_7&amp;nbc=1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aveshare CM4 heat sink with fan</text:p>
          </table:table-cell>
          <table:table-cell office:value-type="float" office:value="7" calcext:value-type="float">
            <text:p>7</text:p>
          </table:table-cell>
          <table:table-cell office:value-type="currency" office:currency="EUR" office:value="10.1" calcext:value-type="currency">
            <text:p>10.10 €</text:p>
          </table:table-cell>
          <table:table-cell table:style-name="ce16" office:value-type="string" calcext:value-type="string">
            <text:p>Used to cool CM4</text:p>
          </table:table-cell>
          <table:table-cell office:value-type="string" calcext:value-type="string">
            <text:p>https://www.reichelt.de/raspberry-pi-luefter-fuer-compute-module-4-rpi-cm4-fan-p364272.html?&amp;trstct=pol_1&amp;nbc=1</text:p>
          </table:table-cell>
          <table:table-cell table:number-columns-repeated="1019"/>
        </table:table-row>
        <table:table-row table:style-name="ro6">
          <table:table-cell table:style-name="ce7" office:value-type="string" calcext:value-type="string">
            <text:p>Total</text:p>
          </table:table-cell>
          <table:table-cell table:style-name="ce10"/>
          <table:table-cell table:style-name="ce13" table:formula="of:=SUMPRODUCT([.C2:.C23];[.B2:.B23])" office:value-type="currency" office:currency="EUR" office:value="2462.19" calcext:value-type="currency">
            <text:p>2,462.19 €</text:p>
          </table:table-cell>
          <table:table-cell table:style-name="ce17"/>
          <table:table-cell table:style-name="ce20"/>
          <table:table-cell table:style-name="ce7"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0:37:31.990980558</meta:creation-date>
    <dc:date>2024-04-25T21:05:42.387663748</dc:date>
    <meta:editing-duration>PT10H54M31S</meta:editing-duration>
    <meta:editing-cycles>4</meta:editing-cycles>
    <meta:generator>LibreOffice/7.3.7.2$Linux_X86_64 LibreOffice_project/30$Build-2</meta:generator>
    <dc:creator>Michael Chimento</dc:creator>
    <meta:document-statistic meta:table-count="1" meta:cell-count="116" meta:object-count="0"/>
  </office:meta>
</office:document-meta>
</file>